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04000001B99811002E0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und Micro Manager Einstieg:</text:p>
      <text:p text:style-name="P1"><draw:frame draw:style-name="fr1" draw:name="Grafik1" text:anchor-type="paragraph" svg:x="8.394cm" svg:y="0.349cm" svg:width="8.257cm" svg:height="7.064cm" draw:z-index="0"><draw:image xlink:href="Pictures/200000070000204000001B99811002E0.svm" xlink:type="simple" xlink:show="embed" xlink:actuate="onLoad"/></draw:frame></text:p>
      <text:p text:style-name="P2">Bei der Steuerung von Mikroskopen gibt es zwei klassische Methoden. Bei der Einen benutzt man einen PC und eine zugehörige Schnittstel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4:52:41.09</meta:creation-date>
    <dc:date>2014-11-03T16:53:09.97</dc:date>
    <meta:editing-duration>PT1H33M41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1" meta:paragraph-count="2" meta:word-count="26" meta:character-count="172"/>
  </office:meta>
</office:document-meta>
</file>